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iteration table:status="enable"/>
      </table:calculation-settings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Цена продажи</text:p>
          </table:table-cell>
        </table:table-row>
        <table:table-row table:style-name="ro1">
          <table:table-cell office:value-type="string" calcext:value-type="string">
            <text:p>11381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10477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11740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118141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102709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11728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10971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114179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110126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10042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10245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10248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10248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11736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1141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10091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11839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11702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10399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117299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10244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102447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113799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102867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104219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104141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11527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11535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118968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10068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113747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118519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11897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11358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113589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102729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117438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113884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103871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117378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117197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102298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111572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118139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118132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118117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118133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118134</text:p>
          </table:table-cell>
          <table:table-cell office:value-type="float" office:value="1250" calcext:value-type="float">
            <text:p>1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₽</number:text>
    </number:number-style>
    <number:number-style style:name="N109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₽</number:text>
    </number:number-style>
    <number:number-style style:name="N111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₽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2" style:volatile="true">
      <number:text> </number:text>
      <number:fill-character> </number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31T11:17:07.632000000</meta:creation-date>
    <dc:date>2022-07-31T11:19:08.129000000</dc:date>
    <meta:editing-duration>PT2M</meta:editing-duration>
    <meta:editing-cycles>1</meta:editing-cycles>
    <meta:document-statistic meta:table-count="1" meta:cell-count="98" meta:object-count="0"/>
    <meta:generator>LibreOffice/7.3.4.2$Windows_X86_64 LibreOffice_project/728fec16bd5f605073805c3c9e7c4212a0120dc5</meta:generator>
  </office:meta>
</office:document-meta>
</file>